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pacity-name="Transparency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7.817cm" svg:height="11.802cm" draw:transform="skewX (-0.162315620435442) rotate (-0.162315620436628) translate (3.5cm 7.04cm)" svg:viewBox="0 0 7818 11803" svg:d="m0 11803c0-3936 0-7870 0-11803 3159 983 6158 1303 7818 175-1 1844-1 3687-1 5532-1659 2972-4658 4742-7817 6096z">
          <text:p/>
        </draw:path>
        <draw:line draw:style-name="gr2" draw:text-style-name="P1" draw:layer="layout" svg:x1="4.9cm" svg:y1="8cm" svg:x2="4.9cm" svg:y2="18cm">
          <text:p/>
        </draw:line>
        <draw:rect draw:style-name="gr3" draw:text-style-name="P1" draw:layer="layout" svg:width="0.7cm" svg:height="5cm" svg:x="4.5cm" svg:y="1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13" draw:border="0%"/>
    <draw:opacity draw:name="Transparency_20_3" draw:display-name="Transparency 3" draw:style="linear" draw:start="100%" draw:end="0%" draw:angle="12" draw:border="0%"/>
    <draw:opacity draw:name="Transparency_20_4" draw:display-name="Transparency 4" draw:style="linear" draw:start="100%" draw:end="0%" draw:angle="12" draw:border="24%"/>
    <draw:opacity draw:name="Transparency_20_5" draw:display-name="Transparency 5" draw:style="linear" draw:start="100%" draw:end="0%" draw:angle="12" draw:border="5%"/>
    <draw:opacity draw:name="Transparency_20_6" draw:display-name="Transparency 6" draw:style="linear" draw:start="100%" draw:end="0%" draw:angle="3600" draw:border="0%"/>
    <draw:opacity draw:name="Transparency_20_7" draw:display-name="Transparency 7" draw:style="linear" draw:start="100%" draw:end="0%" draw:angle="3600" draw:border="21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0T18:50:08.29</meta:creation-date>
    <dc:date>2014-01-20T18:59:19.04</dc:date>
    <dc:creator>Manuel Navarro Pérez</dc:creator>
    <meta:editing-duration>PT9M11S</meta:editing-duration>
    <meta:editing-cycles>1</meta:editing-cycles>
    <meta:document-statistic meta:object-count="3"/>
    <meta:generator>OpenOffice.org/3.3$Win32 OpenOffice.org_project/330m20$Build-9567</meta:generator>
  </office:meta>
</office:document-meta>
</file>